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ond-Movies" style:family="table">
      <style:table-properties style:width="175.9mm" table:align="margins"/>
    </style:style>
    <style:style style:name="Bond-Movies.A" style:family="table-column">
      <style:table-column-properties style:column-width="43.97mm" style:rel-column-width="16383*"/>
    </style:style>
    <style:style style:name="Bond-Movies.A1" style:family="table-cell">
      <style:table-cell-properties fo:padding="0.97mm" fo:border-left="0.5pt solid #000000" fo:border-right="none" fo:border-top="0.5pt solid #000000" fo:border-bottom="0.5pt solid #000000"/>
    </style:style>
    <style:style style:name="Bond-Movies.D1" style:family="table-cell">
      <style:table-cell-properties fo:padding="0.97mm" fo:border="0.5pt solid #000000"/>
    </style:style>
    <style:style style:name="Bond-Movies.A2" style:family="table-cell">
      <style:table-cell-properties fo:padding="0.97mm" fo:border-left="0.5pt solid #000000" fo:border-right="none" fo:border-top="none" fo:border-bottom="0.5pt solid #000000"/>
    </style:style>
    <style:style style:name="Bond-Movies.D2" style:family="table-cell">
      <style:table-cell-properties fo:padding="0.97mm" fo:border-left="0.5pt solid #000000" fo:border-right="0.5pt solid #000000" fo:border-top="none" fo:border-bottom="0.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ble of Bond Movies</text:h>
      <text:p text:style-name="Standard">The following table comes form "bondMovies.txt"<text:line-break/></text:p>
      <table:table table:name="Bond-Movies" table:style-name="Bond-Movies">
        <table:table-column table:style-name="Bond-Movies.A" table:number-columns-repeated="4"/>
        <table:table-row>
          <table:table-cell table:style-name="Bond-Movies.A1" office:value-type="string">
            <text:p text:style-name="Table_20_Heading">Title</text:p>
          </table:table-cell>
          <table:table-cell table:style-name="Bond-Movies.A1" office:value-type="string">
            <text:p text:style-name="Table_20_Heading">Year</text:p>
          </table:table-cell>
          <table:table-cell table:style-name="Bond-Movies.A1" office:value-type="string">
            <text:p text:style-name="Table_20_Heading">Actor</text:p>
          </table:table-cell>
          <table:table-cell table:style-name="Bond-Movies.D1" office:value-type="string">
            <text:p text:style-name="Table_20_Heading">Director</text:p>
          </table:table-cell>
        </table:table-row>
        <table:table-row>
          <table:table-cell table:style-name="Bond-Movies.A2" office:value-type="string">
            <text:p text:style-name="Table_20_Contents">Dr. No</text:p>
          </table:table-cell>
          <table:table-cell table:style-name="Bond-Movies.A2" office:value-type="string">
            <text:p text:style-name="Table_20_Contents">1962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Terence Young</text:p>
          </table:table-cell>
        </table:table-row>
        <table:table-row>
          <table:table-cell table:style-name="Bond-Movies.A2" office:value-type="string">
            <text:p text:style-name="Table_20_Contents">From Russia with Love</text:p>
          </table:table-cell>
          <table:table-cell table:style-name="Bond-Movies.A2" office:value-type="string">
            <text:p text:style-name="Table_20_Contents">1963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Terence Young</text:p>
          </table:table-cell>
        </table:table-row>
        <table:table-row>
          <table:table-cell table:style-name="Bond-Movies.A2" office:value-type="string">
            <text:p text:style-name="Table_20_Contents">Goldfinger</text:p>
          </table:table-cell>
          <table:table-cell table:style-name="Bond-Movies.A2" office:value-type="string">
            <text:p text:style-name="Table_20_Contents">1964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Guy Hamilton</text:p>
          </table:table-cell>
        </table:table-row>
        <table:table-row>
          <table:table-cell table:style-name="Bond-Movies.A2" office:value-type="string">
            <text:p text:style-name="Table_20_Contents">Thunderball</text:p>
          </table:table-cell>
          <table:table-cell table:style-name="Bond-Movies.A2" office:value-type="string">
            <text:p text:style-name="Table_20_Contents">1965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Terence Young</text:p>
          </table:table-cell>
        </table:table-row>
        <table:table-row>
          <table:table-cell table:style-name="Bond-Movies.A2" office:value-type="string">
            <text:p text:style-name="Table_20_Contents">You Only Live Twice</text:p>
          </table:table-cell>
          <table:table-cell table:style-name="Bond-Movies.A2" office:value-type="string">
            <text:p text:style-name="Table_20_Contents">1967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Lewis Gilbert</text:p>
          </table:table-cell>
        </table:table-row>
        <table:table-row>
          <table:table-cell table:style-name="Bond-Movies.A2" office:value-type="string">
            <text:p text:style-name="Table_20_Contents">On Her Majesty's Secret Service</text:p>
          </table:table-cell>
          <table:table-cell table:style-name="Bond-Movies.A2" office:value-type="string">
            <text:p text:style-name="Table_20_Contents">1969</text:p>
          </table:table-cell>
          <table:table-cell table:style-name="Bond-Movies.A2" office:value-type="string">
            <text:p text:style-name="Table_20_Contents">George Lazenby</text:p>
          </table:table-cell>
          <table:table-cell table:style-name="Bond-Movies.D2" office:value-type="string">
            <text:p text:style-name="Table_20_Contents">Peter R. Hunt</text:p>
          </table:table-cell>
        </table:table-row>
        <table:table-row>
          <table:table-cell table:style-name="Bond-Movies.A2" office:value-type="string">
            <text:p text:style-name="Table_20_Contents">Diamonds Are Forever</text:p>
          </table:table-cell>
          <table:table-cell table:style-name="Bond-Movies.A2" office:value-type="string">
            <text:p text:style-name="Table_20_Contents">1971</text:p>
          </table:table-cell>
          <table:table-cell table:style-name="Bond-Movies.A2" office:value-type="string">
            <text:p text:style-name="Table_20_Contents">Sean Connery</text:p>
          </table:table-cell>
          <table:table-cell table:style-name="Bond-Movies.D2" office:value-type="string">
            <text:p text:style-name="Table_20_Contents">Guy Hamilton</text:p>
          </table:table-cell>
        </table:table-row>
        <table:table-row>
          <table:table-cell table:style-name="Bond-Movies.A2" office:value-type="string">
            <text:p text:style-name="Table_20_Contents">Live and Let Die</text:p>
          </table:table-cell>
          <table:table-cell table:style-name="Bond-Movies.A2" office:value-type="string">
            <text:p text:style-name="Table_20_Contents">1973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Guy Hamilton</text:p>
          </table:table-cell>
        </table:table-row>
        <table:table-row>
          <table:table-cell table:style-name="Bond-Movies.A2" office:value-type="string">
            <text:p text:style-name="Table_20_Contents">The Man with the Golden Gun</text:p>
          </table:table-cell>
          <table:table-cell table:style-name="Bond-Movies.A2" office:value-type="string">
            <text:p text:style-name="Table_20_Contents">1974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Guy Hamilton</text:p>
          </table:table-cell>
        </table:table-row>
        <table:table-row>
          <table:table-cell table:style-name="Bond-Movies.A2" office:value-type="string">
            <text:p text:style-name="Table_20_Contents">The Spy Who Loved Me</text:p>
          </table:table-cell>
          <table:table-cell table:style-name="Bond-Movies.A2" office:value-type="string">
            <text:p text:style-name="Table_20_Contents">1977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Lewis Gilbert</text:p>
          </table:table-cell>
        </table:table-row>
        <table:table-row>
          <table:table-cell table:style-name="Bond-Movies.A2" office:value-type="string">
            <text:p text:style-name="Table_20_Contents">Moonraker</text:p>
          </table:table-cell>
          <table:table-cell table:style-name="Bond-Movies.A2" office:value-type="string">
            <text:p text:style-name="Table_20_Contents">1979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Lewis Gilbert</text:p>
          </table:table-cell>
        </table:table-row>
        <table:table-row>
          <table:table-cell table:style-name="Bond-Movies.A2" office:value-type="string">
            <text:p text:style-name="Table_20_Contents">For Your Eyes Only</text:p>
          </table:table-cell>
          <table:table-cell table:style-name="Bond-Movies.A2" office:value-type="string">
            <text:p text:style-name="Table_20_Contents">1981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John Glen</text:p>
          </table:table-cell>
        </table:table-row>
        <table:table-row>
          <table:table-cell table:style-name="Bond-Movies.A2" office:value-type="string">
            <text:p text:style-name="Table_20_Contents">Octopussy</text:p>
          </table:table-cell>
          <table:table-cell table:style-name="Bond-Movies.A2" office:value-type="string">
            <text:p text:style-name="Table_20_Contents">1983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John Glen</text:p>
          </table:table-cell>
        </table:table-row>
        <table:table-row>
          <table:table-cell table:style-name="Bond-Movies.A2" office:value-type="string">
            <text:p text:style-name="Table_20_Contents">A View to a Kill</text:p>
          </table:table-cell>
          <table:table-cell table:style-name="Bond-Movies.A2" office:value-type="string">
            <text:p text:style-name="Table_20_Contents">1985</text:p>
          </table:table-cell>
          <table:table-cell table:style-name="Bond-Movies.A2" office:value-type="string">
            <text:p text:style-name="Table_20_Contents">Roger Moore</text:p>
          </table:table-cell>
          <table:table-cell table:style-name="Bond-Movies.D2" office:value-type="string">
            <text:p text:style-name="Table_20_Contents">John Glen</text:p>
          </table:table-cell>
        </table:table-row>
        <table:table-row>
          <table:table-cell table:style-name="Bond-Movies.A2" office:value-type="string">
            <text:p text:style-name="Table_20_Contents">The Living Daylights</text:p>
          </table:table-cell>
          <table:table-cell table:style-name="Bond-Movies.A2" office:value-type="string">
            <text:p text:style-name="Table_20_Contents">1987</text:p>
          </table:table-cell>
          <table:table-cell table:style-name="Bond-Movies.A2" office:value-type="string">
            <text:p text:style-name="Table_20_Contents">Timothy Dalton</text:p>
          </table:table-cell>
          <table:table-cell table:style-name="Bond-Movies.D2" office:value-type="string">
            <text:p text:style-name="Table_20_Contents">John Glen</text:p>
          </table:table-cell>
        </table:table-row>
        <table:table-row>
          <table:table-cell table:style-name="Bond-Movies.A2" office:value-type="string">
            <text:p text:style-name="Table_20_Contents">Licence to Kill</text:p>
          </table:table-cell>
          <table:table-cell table:style-name="Bond-Movies.A2" office:value-type="string">
            <text:p text:style-name="Table_20_Contents">1989</text:p>
          </table:table-cell>
          <table:table-cell table:style-name="Bond-Movies.A2" office:value-type="string">
            <text:p text:style-name="Table_20_Contents">Timothy Dalton</text:p>
          </table:table-cell>
          <table:table-cell table:style-name="Bond-Movies.D2" office:value-type="string">
            <text:p text:style-name="Table_20_Contents">John Glen</text:p>
          </table:table-cell>
        </table:table-row>
        <table:table-row>
          <table:table-cell table:style-name="Bond-Movies.A2" office:value-type="string">
            <text:p text:style-name="Table_20_Contents">GoldenEye</text:p>
          </table:table-cell>
          <table:table-cell table:style-name="Bond-Movies.A2" office:value-type="string">
            <text:p text:style-name="Table_20_Contents">1995</text:p>
          </table:table-cell>
          <table:table-cell table:style-name="Bond-Movies.A2" office:value-type="string">
            <text:p text:style-name="Table_20_Contents">Pierce Brosnan</text:p>
          </table:table-cell>
          <table:table-cell table:style-name="Bond-Movies.D2" office:value-type="string">
            <text:p text:style-name="Table_20_Contents">Martin Campbell</text:p>
          </table:table-cell>
        </table:table-row>
        <table:table-row>
          <table:table-cell table:style-name="Bond-Movies.A2" office:value-type="string">
            <text:p text:style-name="Table_20_Contents">Tomorrow Never Dies</text:p>
          </table:table-cell>
          <table:table-cell table:style-name="Bond-Movies.A2" office:value-type="string">
            <text:p text:style-name="Table_20_Contents">1997</text:p>
          </table:table-cell>
          <table:table-cell table:style-name="Bond-Movies.A2" office:value-type="string">
            <text:p text:style-name="Table_20_Contents">Pierce Brosnan</text:p>
          </table:table-cell>
          <table:table-cell table:style-name="Bond-Movies.D2" office:value-type="string">
            <text:p text:style-name="Table_20_Contents">Roger Spottiswoode</text:p>
          </table:table-cell>
        </table:table-row>
        <table:table-row>
          <table:table-cell table:style-name="Bond-Movies.A2" office:value-type="string">
            <text:p text:style-name="Table_20_Contents">The World Is Not Enough</text:p>
          </table:table-cell>
          <table:table-cell table:style-name="Bond-Movies.A2" office:value-type="string">
            <text:p text:style-name="Table_20_Contents">1999</text:p>
          </table:table-cell>
          <table:table-cell table:style-name="Bond-Movies.A2" office:value-type="string">
            <text:p text:style-name="Table_20_Contents">Pierce Brosnan</text:p>
          </table:table-cell>
          <table:table-cell table:style-name="Bond-Movies.D2" office:value-type="string">
            <text:p text:style-name="Table_20_Contents">Michael Apted</text:p>
          </table:table-cell>
        </table:table-row>
        <table:table-row>
          <table:table-cell table:style-name="Bond-Movies.A2" office:value-type="string">
            <text:p text:style-name="Table_20_Contents">Die Another Day</text:p>
          </table:table-cell>
          <table:table-cell table:style-name="Bond-Movies.A2" office:value-type="string">
            <text:p text:style-name="Table_20_Contents">2002</text:p>
          </table:table-cell>
          <table:table-cell table:style-name="Bond-Movies.A2" office:value-type="string">
            <text:p text:style-name="Table_20_Contents">Pierce Brosnan</text:p>
          </table:table-cell>
          <table:table-cell table:style-name="Bond-Movies.D2" office:value-type="string">
            <text:p text:style-name="Table_20_Contents">Lee Tamahori</text:p>
          </table:table-cell>
        </table:table-row>
        <table:table-row>
          <table:table-cell table:style-name="Bond-Movies.A2" office:value-type="string">
            <text:p text:style-name="Table_20_Contents">Casino Royale</text:p>
          </table:table-cell>
          <table:table-cell table:style-name="Bond-Movies.A2" office:value-type="string">
            <text:p text:style-name="Table_20_Contents">2006</text:p>
          </table:table-cell>
          <table:table-cell table:style-name="Bond-Movies.A2" office:value-type="string">
            <text:p text:style-name="Table_20_Contents">Daniel Craig</text:p>
          </table:table-cell>
          <table:table-cell table:style-name="Bond-Movies.D2" office:value-type="string">
            <text:p text:style-name="Table_20_Contents">Martin Campbell</text:p>
          </table:table-cell>
        </table:table-row>
        <table:table-row>
          <table:table-cell table:style-name="Bond-Movies.A2" office:value-type="string">
            <text:p text:style-name="Table_20_Contents">Quantum of Solace</text:p>
          </table:table-cell>
          <table:table-cell table:style-name="Bond-Movies.A2" office:value-type="string">
            <text:p text:style-name="Table_20_Contents">2008</text:p>
          </table:table-cell>
          <table:table-cell table:style-name="Bond-Movies.A2" office:value-type="string">
            <text:p text:style-name="Table_20_Contents">Daniel Craig</text:p>
          </table:table-cell>
          <table:table-cell table:style-name="Bond-Movies.D2" office:value-type="string">
            <text:p text:style-name="Table_20_Contents">Marc Forster</text:p>
          </table:table-cell>
        </table:table-row>
        <table:table-row>
          <table:table-cell table:style-name="Bond-Movies.A2" office:value-type="string">
            <text:p text:style-name="Table_20_Contents">Skyfall</text:p>
          </table:table-cell>
          <table:table-cell table:style-name="Bond-Movies.A2" office:value-type="string">
            <text:p text:style-name="Table_20_Contents">2012</text:p>
          </table:table-cell>
          <table:table-cell table:style-name="Bond-Movies.A2" office:value-type="string">
            <text:p text:style-name="Table_20_Contents">Daniel Craig</text:p>
          </table:table-cell>
          <table:table-cell table:style-name="Bond-Movies.D2" office:value-type="string">
            <text:p text:style-name="Table_20_Contents">Sam Mendes</text:p>
          </table:table-cell>
        </table:table-row>
        <table:table-row>
          <table:table-cell table:style-name="Bond-Movies.A2" office:value-type="string">
            <text:p text:style-name="Table_20_Contents">Spectre</text:p>
          </table:table-cell>
          <table:table-cell table:style-name="Bond-Movies.A2" office:value-type="string">
            <text:p text:style-name="Table_20_Contents">2015</text:p>
          </table:table-cell>
          <table:table-cell table:style-name="Bond-Movies.A2" office:value-type="string">
            <text:p text:style-name="Table_20_Contents">Daniel Craig</text:p>
          </table:table-cell>
          <table:table-cell table:style-name="Bond-Movies.D2" office:value-type="string">
            <text:p text:style-name="Table_20_Contents">Sam Mendes</text:p>
          </table:table-cell>
        </table:table-row>
      </table:table>
      <text:p text:style-name="Standard"/>
      <text:p text:style-name="Standard"/>
      <text:p text:style-name="Standard">Timestamp: 2024-03-06 17:23:4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3-06T17:23:43.523576138</meta:creation-date>
    <dc:date>2024-03-06T17:24:03.721421045</dc:date>
    <dc:creator>Amour Spirit</dc:creator>
    <meta:editing-duration>PT23S</meta:editing-duration>
    <meta:editing-cycles>1</meta:editing-cycles>
    <meta:document-statistic meta:table-count="1" meta:image-count="0" meta:object-count="0" meta:page-count="1" meta:paragraph-count="103" meta:word-count="209" meta:character-count="1178" meta:non-whitespace-character-count="1071"/>
    <meta:generator>LibreOffice/7.6.5.2$Linux_X86_64 LibreOffice_project/60$Build-2</meta:generator>
  </office:meta>
</office:document-meta>
</file>